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formula="of:=AVERAGE([.E1:.E22])" office:value-type="float" office:value="89.5909090909091" calcext:value-type="float">
            <text:p>89.59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iz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iz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I1:.I26])" office:value-type="float" office:value="13.1923076923077" calcext:value-type="float">
            <text:p>13.192307692307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AVERAGE([.B1:.B31])" office:value-type="float" office:value="8.38709677419355" calcext:value-type="float">
            <text:p>8.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8T12:16:01.789787800</meta:creation-date>
    <dc:date>2026-03-19T02:35:06.689228262</dc:date>
    <meta:editing-duration>PT12H37M26S</meta:editing-duration>
    <meta:editing-cycles>1</meta:editing-cycles>
    <meta:document-statistic meta:table-count="1" meta:cell-count="161" meta:object-count="0"/>
    <meta:generator>LibreOffice/24.2.7.2$Linux_X86_64 LibreOffice_project/420$Build-2</meta:generator>
  </office:meta>
</office:document-meta>
</file>